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e9364" officeooo:paragraph-rsid="001e9364" style:font-weight-asian="bold" style:font-weight-complex="bold"/>
    </style:style>
    <style:style style:name="P2" style:family="paragraph" style:parent-style-name="Standard">
      <style:text-properties fo:font-weight="bold" officeooo:rsid="002135ba" officeooo:paragraph-rsid="002135b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4149" style:font-weight-asian="normal" style:font-weight-complex="normal"/>
    </style:style>
    <style:style style:name="T3" style:family="text">
      <style:text-properties fo:font-weight="normal" officeooo:rsid="0020df1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text:p>
      <text:p text:style-name="P1"/>
      <text:p text:style-name="P1">Homura:</text:p>
      <text:p text:style-name="P1"><text:span text:style-name="T1">Homura is a brute force AI. We programmed her initially to just make random moves and record all the moves made in the game. If she wins all the moves she made in the game get a +1 to their value and are stored in a serialised Java file. The next time she plays, she will </text:span><text:span text:style-name="T2">take moves with high value if possible and if not generate new random moves. This way she will learn after millions of games which moves are statistically better regardless of board position. </text:span><text:span text:style-name="T3">The moves are stored as a Java object called TimelineMoves which holds the int “to” and “from” as the column numbers, “wins” as number of games won with that move played </text:span></text:p>
      <text:p text:style-name="P1"/>
      <text:p text:style-name="P2">Victorique (MinMax Smart 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14T16:02:14.453481757</meta:creation-date>
    <dc:date>2015-02-14T19:32:12.023219330</dc:date>
    <dc:creator>sy35 </dc:creator>
    <meta:editing-duration>PT3H23M59S</meta:editing-duration>
    <meta:editing-cycles>3</meta:editing-cycles>
    <meta:generator>LibreOffice/4.2.5.2$Linux_X86_64 LibreOffice_project/420$Build-2</meta:generator>
    <meta:document-statistic meta:table-count="0" meta:image-count="0" meta:object-count="0" meta:page-count="1" meta:paragraph-count="4" meta:word-count="125" meta:character-count="672" meta:non-whitespace-character-count="550"/>
  </office:meta>
</office:document-meta>
</file>